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BILIO QUISPE ROCC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Y SOLUCIONES SEÑOR DE TORRECHAYOC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ROCCA, ABI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VAREZ FERRO, JAVI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1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21:49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